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6.114cm" table:align="left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padding="0.097cm" fo:border="0.002cm solid #000000"/>
    </style:style>
  </office:automatic-styles>
  <office:body>
    <office:text>
      <text:tracked-changes text:track-changes="false">
        <text:changed-region text:id="ct140255376">
          <text:insertion>
            <office:change-info>
              <dc:creator>Gaetan Delannay</dc:creator>
              <dc:date>2006-10-26T14:10:00</dc:date>
            </office:change-info>
          </text:insertion>
        </text:changed-region>
        <text:changed-region text:id="ct95552904">
          <text:insertion>
            <office:change-info>
              <dc:creator>Gaetan Delannay</dc:creator>
              <dc:date>2006-10-26T14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<office:annotation><dc:creator>GDE</dc:creator><dc:date>2006-10-26T00:00:00</dc:date><text:p>do table for p in persons</text:p></office:annotation><text:change-start text:change-id="ct140255376"/>p.name<text:change-end text:change-id="ct140255376"/> </text:p>
              <text:p text:style-name="Table_20_Contents"><text:change-start text:change-id="ct95552904"/>p.address<text:change-end text:change-id="ct95552904"/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4:21:19</dc:date>
    <dc:language>fr-BE</dc:language>
    <meta:editing-cycles>8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